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41aa" officeooo:paragraph-rsid="001541aa"/>
    </style:style>
    <style:style style:name="P2" style:family="paragraph" style:parent-style-name="Standard">
      <style:paragraph-properties fo:text-align="end" style:justify-single-word="false"/>
      <style:text-properties officeooo:rsid="001541aa" officeooo:paragraph-rsid="0014dfbb"/>
    </style:style>
    <style:style style:name="P3" style:family="paragraph" style:parent-style-name="Standard">
      <style:paragraph-properties fo:text-align="end" style:justify-single-word="false" fo:break-before="page"/>
      <style:text-properties officeooo:rsid="001541aa" officeooo:paragraph-rsid="0014dfbb"/>
    </style:style>
    <style:style style:name="P4" style:family="paragraph" style:parent-style-name="Standard">
      <style:paragraph-properties fo:text-align="end" style:justify-single-word="false"/>
      <style:text-properties officeooo:rsid="0015c57e" officeooo:paragraph-rsid="0014dfbb"/>
    </style:style>
    <style:style style:name="T1" style:family="text">
      <style:text-properties officeooo:rsid="001541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/text:p>
      <text:p text:style-name="P2"/>
      <text:p text:style-name="P2">ל לי צורך בסקס. אני לא חושב</text:p>
      <text:p text:style-name="P2">א על זה ואני יכול להסתדר מצוין</text:p>
      <text:p text:style-name="P2">בלי זה". שנות הכחשה רבות</text:p>
      <text:p text:style-name="P2"/>
      <text:p text:style-name="P2">עברו על אוריה בן ברית (27) לפני שהצלית</text:p>
      <text:p text:style-name="P2">לומר את המשפט הזה בקול רם. הוא גדל בבית</text:p>
      <text:p text:style-name="P2">דת', יצא מהארון כהומוסקסואל לפני כחמש</text:p>
      <text:p text:style-name="P2">שנים, ולפני שנתיים יצא שנית מהארון, הפעם</text:p>
      <text:p text:style-name="P2">כא"מיני. איילת אניסמן (24) יצאה מהארון של</text:p>
      <text:p text:style-name="P2">הא"מיניות לפני כארבע שנים, "אחרי תקופה</text:p>
      <text:p text:style-name="P2">ארוכה שהתעקשתי שאני לא. בעיקר בגלל</text:p>
      <text:p text:style-name="P2">שלא ירעתי שיש רבר כזה". נועה זואי לוין</text:p>
      <text:p text:style-name="P2">(19) הכריזה עַל כך באופן פומבי כשהייתה בת</text:p>
      <text:p text:style-name="P2">6. "אחרי כמה התנסויות היה לי ברור שזה מי</text:p>
      <text:p text:style-name="P2">שאני ואין סיבה להסתיר את זה", היא אומרת,</text:p>
      <text:p text:style-name="P2">השלושה משתייכים לקהילה הולכת וגדלה של</text:p>
      <text:p text:style-name="P2">נשים וגברים בישראל שמגדירים את עצמם</text:p>
      <text:p text:style-name="P2">א"מיניים. אנשים שלא מגלים עניין במין</text:p>
      <text:p text:style-name="P2">ומעריפים לחיות את חייהם בלעריו. הם לא</text:p>
      <text:p text:style-name="P2">זקוקים ל"ריפוי" מה"מחלה" שלהם. הם משווים</text:p>
      <text:p text:style-name="P2">את זה, בכעס, לטיפולי המרה להומוסקסואלים,</text:p>
      <text:p text:style-name="P2">הבעיה, הם אומרים, לא אצלם. היא טמונה</text:p>
      <text:p text:style-name="P2">בחוסר המורעות של החברה לעצם קיומם. הם</text:p>
      <text:p text:style-name="P2">מייחלים ליום שבו נטייתם הא"מינית תיראה</text:p>
      <text:p text:style-name="P2">טבעית, ומילים מעליבות כמו "פריג'ירית"</text:p>
      <text:p text:style-name="P2">ייעלמו מהעולם. כעת, באופן נדיר, הם פותחים</text:p>
      <text:p text:style-name="P2">צוהר לעולם שגם הקהילה הלהט"בית עדיין</text:p>
      <text:p text:style-name="P2">מתקשה לעכל.</text:p>
      <text:p text:style-name="P2"/>
      <text:p text:style-name="P2">רומנטיקה עתידנית</text:p>
      <text:p text:style-name="P2">"כשהייתי ילדה הייתי מסתכלת על זוגות</text:p>
      <text:p text:style-name="P2">ומרגישה לא בנוח. בגיל מאוחר יותר, כנערה,</text:p>
      <text:p text:style-name="P2">כבר שאלתי את עצמי 'רגע, אם יהיה לי חבר,</text:p>
      <text:p text:style-name="P2">מה אני אעשה איתו?'", מספרת איילת אניסמן,</text:p>
      <text:p text:style-name="P2">סטורנטית לארכיאולוגיה מחיפה, שיצאה</text:p>
      <text:p text:style-name="P2">מהארון השקוף והכריזה על עצמה כא"מינית</text:p>
      <text:p text:style-name="P2">בגיל 20. "במשך תקופה ארוכה התעקשתי שזה</text:p>
      <text:p text:style-name="P2">לא יכול להיות, שאין רבר כזה. הרי לא יכול</text:p>
      <text:p text:style-name="P2">להיות שאני לא נמשכת לאף אחד כשכולם</text:p>
      <text:p text:style-name="P2">סביבי מרברים ומתעסקים בסקס. שאותי זה</text:p>
      <text:p text:style-name="P2">בכלל לא מעניין. ברור שחשבתי שמשהו בי</text:p>
      <text:p text:style-name="P2">לא בסרר, פגום, אבל לא ירעתי אפילו איך</text:p>
      <text:p text:style-name="P2">קוראים לזה, רק אחרי שגיליתי את פורום הא"</text:p>
      <text:p text:style-name="P2">מיניים בפורטל 'תפוז' הבנתי שיש רבר כזה =</text:p>
      <text:p text:style-name="P2">וזה בדיוק מי שאני, א*מינית".</text:p>
      <text:p text:style-name="P2"/>
      <text:p text:style-name="P2">44</text:p>
      <text:p text:style-name="P2"><text:soft-page-break/></text:p>
      <text:p text:style-name="P2"><text:s/></text:p>
      <text:p text:style-name="P2"/>
      <text:p text:style-name="P2"><text:s/></text:p>
      <text:p text:style-name="P2"/>
      <text:p text:style-name="P2">נועה זואי לוין</text:p>
      <text:p text:style-name="P2"/>
      <text:p text:style-name="P2">"תמיד היה לי עניין במין, אבל</text:p>
      <text:p text:style-name="P2">בהדרגה הבנתי שהעניין הוא</text:p>
      <text:p text:style-name="P2">במושג. לא היה לי רצון ליישם</text:p>
      <text:p text:style-name="P2">את זה ואין לי משיכה מינית</text:p>
      <text:p text:style-name="P2">לאף אחד ולשוום דבר. היו לי</text:p>
      <text:p text:style-name="P2">בעבר התנסויות שרק חיזקו</text:p>
      <text:p text:style-name="P2">אצלי את מה שכבר ידעתי,</text:p>
      <text:p text:style-name="P2">אבל הייתי חייבת לנסות"</text:p>
      <text:p text:style-name="P2"/>
      <text:p text:style-name="P2">מה זה אומר, בעצם?</text:p>
      <text:p text:style-name="P2">"חוסר משיכה לאף אחד, גבר או אשה. יש</text:p>
      <text:p text:style-name="P2"/>
      <text:p text:style-name="P2">כל מיני סוגים של משיכה. ינית, חושנית,</text:p>
      <text:p text:style-name="P2">רומנטית, אינטימית - הספקטרום רחב ויש א"</text:p>
      <text:p text:style-name="P2">מיניים שהם לא א"רומנטיים, אבל כן רוצים</text:p>
      <text:p text:style-name="P2">מגע מסוג כלשהו. אני לא מרגישה צורך בזה</text:p>
      <text:p text:style-name="P2">בכלל. אני לא מבינה למה שמישהו ינסה לנחם</text:p>
      <text:p text:style-name="P2">אותי בנגיעה. אני גם לא מבינה את הריבור</text:p>
      <text:p text:style-name="P2">הזוגי שיש לאנשים שנכנסים לקשר",</text:p>
      <text:p text:style-name="P2"/>
      <text:p text:style-name="P2">לא היה לך אף פעם עניין אינטימי במישהו?</text:p>
      <text:p text:style-name="P2">"היו לי קראשים, אבל תמיר ירעתי ששם זה</text:p>
      <text:p text:style-name="P2">ייגמר כי אני לא רואה את עצמי מגיעה לקשר</text:p>
      <text:p text:style-name="P2">מיני עִם מישהו - ולא רוצה להגיע לשם. לא</text:p>
      <text:p text:style-name="P2">התנסיתי במיז כי אין לי רצון ולא יהיה לי</text:p>
      <text:p text:style-name="P2">רצון להתעסק בזה. אפילו מגעיל אותי לחשוב</text:p>
      <text:p text:style-name="P2">על זה".</text:p>
      <text:p text:style-name="P2"/>
      <text:p text:style-name="P2">אניסמן שלגןק לחלוטין עם מי שהיא, אבל</text:p>
      <text:p text:style-name="P2">הסביבה, כולל אמה, מתקשה לקבל אותה.</text:p>
      <text:p text:style-name="P2">"אנשים לא יודעִים מה זה", היא אומרת,</text:p>
      <text:p text:style-name="P2"/>
      <text:p text:style-name="P2"><text:s/></text:p>
      <text:p text:style-name="P2"/>
      <text:p text:style-name="P2">"חושבים שזה עניין חולף או שוה בגלל</text:p>
      <text:p text:style-name="P2">טראומה או אונס שעברתי, שאלים שול.</text:p>
      <text:p text:style-name="P2">חטטניות כמו אם אגי מאוננת או אם ח</text:p>
      <text:p text:style-name="P2">יש אנשים שאומרים שאני צריכה חויה</text:p>
      <text:p text:style-name="P2">שתגרום לי להבין מה אני מפסירה. אנטו:</text:p>
      <text:p text:style-name="P2">פשוט מנסים לשנות אותי. היה מישהו וא</text:p>
      <text:p text:style-name="P2">כחבר טוב, סיפרתי לו הכל ונפתחתי אלון.</text:p>
      <text:p text:style-name="P2">ופתאום הוא התחיל לנסות לגעת ב נימ</text:p>
      <text:p text:style-name="P2"><text:soft-page-break/>להפוך את הקשר למיני, למרות מה שסיפה</text:p>
      <text:p text:style-name="P2">לו. דחיתי אותו והוא מאוד כעס ונעלג,גין</text:p>
      <text:p text:style-name="P2">קשר לגמרי. אחר כך הבנתי שזה קוה ה</text:p>
      <text:p text:style-name="P2">לא'מיניים. הסביבה מקבלת מאיחנו סנם</text:p>
      <text:p text:style-name="P2">לא נכונים. מה שהוא פירש כסימן לענייןמ</text:p>
      <text:p text:style-name="P2">היה מצדי רק עניין חברי",</text:p>
      <text:p text:style-name="P2"/>
      <text:p text:style-name="P2">ואיך הגיבה המשפחה?</text:p>
      <text:p text:style-name="P2"/>
      <text:p text:style-name="P2">"אחותי מקבלת אותי, אבל אמא שלי לא. א</text:p>
      <text:p text:style-name="P2">מתעקשת שאין רבר כזה. היא אומרת לי: אז</text:p>
      <text:p text:style-name="P2">לא כזאת', ממציאה לי טראומות שלא קח</text:p>
      <text:p text:style-name="P2">ורוצה שאלך לטיפול. לצערי היא לא ממס</text:p>
      <text:p text:style-name="P2">מקשיבה למה שאני אומרת - וזה כואב ל'"</text:p>
      <text:p text:style-name="P2">מה היית רוצה לומר לה?</text:p>
      <text:p text:style-name="P2"/>
      <text:p text:style-name="P2">"שזו נטייה מינית מולרת ולגיטימית, כמו</text:p>
      <text:p text:style-name="P2">שהיא הייתה מקבלת אותי אם הייתי לסניחו</text:p>
      <text:p text:style-name="P2">היא צריכה לקבל אותי כא"מינית. אלתנס'</text:p>
      <text:p text:style-name="P2">לתקן אותי. אני לא שבורה יש עור הונח</text:p>
      <text:p text:style-name="P2">כמוני".</text:p>
      <text:p text:style-name="P2"/>
      <text:p text:style-name="P2">נרעה (זואי) לוין מאור עקִיבא יצאה מחאד!</text:p>
      <text:p text:style-name="P2">בגיל 16, בשירור חי ברדיו. "היה ל:;ריװמי</text:p>
      <text:p text:style-name="P2">אני, ואני חושבת שככל שיותר אנש'</text:p>
      <text:p text:style-name="P2"/>
      <text:p text:style-name="P2">ולא יתביישו לומר 'אני אימיני, זה ק"</text:p>
      <text:p text:style-name="P2">אותנו למודעות", היא מסבירה, ה;א;ן;:</text:p>
      <text:p text:style-name="P2">תיכון טרייה שנמצאת כרגע בשנ וֶ</text:p>
      <text:p text:style-name="P2">בתנועת "נוער תרבות" - "ואני מלבות "" -</text:p>
      <text:p text:style-name="P2">על מין", היא מצהירה, .</text:p>
      <text:p text:style-name="P2">רק מדברת?</text:p>
      <text:p text:style-name="P2"/>
      <text:p text:style-name="P2">"ברור. היו לי בעבר התנסרדתן:ג:יחץש</text:p>
      <text:p text:style-name="P2">אצלי את מה שכבר יִרעתי, :*:ת ה</text:p>
      <text:p text:style-name="P2">לנסות. את ההתנסויות המיניו י</text:p>
      <text:p text:style-name="P2">עם חברים וחברות שסמכתי על""ם,, ₪</text:p>
      <text:p text:style-name="P2">שהם יבינו אותי אם אפסיק ט:מ;:לך י</text:p>
      <text:p text:style-name="P2">דברים שלא יהיו לי נעימים *" ., ת</text:p>
      <text:p text:style-name="P2">מה שבדרך כלל קרה. יצאת*</text:p>
      <text:p text:style-name="P2"/>
      <text:p text:style-name="P2">בכיתה י' כא"מינית".</text:p>
      <text:p text:style-name="P2"/>
      <text:p text:style-name="P2">איך הבנת שאת א-מינית?</text:p>
      <text:p text:style-name="P2"/>
      <text:p text:style-name="P2">0</text:p>
      <text:p text:style-name="P2"/>
      <text:p text:style-name="P3">"תמיד היה לי עניין במין, אבל בהררגה הבנתי</text:p>
      <text:p text:style-name="P2">שהעניין הוא במושג. לא היה לי רצון ליישם</text:p>
      <text:p text:style-name="P2">את זה ואין לי משיכה מינית לאף אחד ולשום</text:p>
      <text:p text:style-name="P2">דבר. בהתחלה חשבתי שאני לסבית, כי הבנתי</text:p>
      <text:p text:style-name="P2">שיש משהו שונה אצלי מאחרים. החלטתי</text:p>
      <text:p text:style-name="P2">להתנסות, אבל גם לפני וגם תוך כדי לא</text:p>
      <text:p text:style-name="P2">הרגשתי שום רבר. מין לא מגעיל אותי כמו</text:p>
      <text:p text:style-name="P2">שהוא מגעיל חלק מהא"מיניים - וכן, יש לי</text:p>
      <text:p text:style-name="P2">רחף מיני שגורם לי לפעמים לאונן - אבל</text:p>
      <text:p text:style-name="P2">גיליתי שאני לא חושבת באותו זמן על אף</text:p>
      <text:p text:style-name="P2">אחד. זה פשוט צורך שלפעמים צריך לפרוק",</text:p>
      <text:p text:style-name="P2">רצונות רומנטיים דווקא יש לה. "אני כן רואה</text:p>
      <text:p text:style-name="P2">את עצמי בעתיר בזוגיות, עם ילדים מאימוץ</text:p>
      <text:p text:style-name="P2">או בהפריה ולא בררך הרגילה - אבל זה חייב</text:p>
      <text:p text:style-name="P2">היות עַם מישהי או מישהו כמוני. הבעיה</text:p>
      <text:p text:style-name="P2"/>
      <text:p text:style-name="P2">אוריה בן ברית</text:p>
      <text:p text:style-name="P2">"קשוה לבן אדם, נקרא לזה</text:p>
      <text:p text:style-name="P2">"נורמטיבי", להבין שהצד העוני</text:p>
      <text:p text:style-name="P2">לא מעוניין במין, בלי להיפגע</text:p>
      <text:p text:style-name="P2">ולחשוב שזה בגללו. קשה</text:p>
      <text:p text:style-name="P2">להבין שאני יכול לחיות חיים</text:p>
      <text:p text:style-name="P2">שולמים וטובים בליזה"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6</text:p>
      <text:p text:style-name="P2"/>
      <text:p text:style-name="P2">חמוניים -</text:p>
      <text:p text:style-name="P2">היא שאנשים מפחדים לה;!;שןאכ;?גיכ; ינ ל:</text:p>
      <text:p text:style-name="P2"/>
      <text:p text:style-name="P2">ומי שכבר נחשף, ברר!־ נ;רם ו</text:p>
      <text:p text:style-name="P2"/>
      <text:p text:style-name="P2">ר י או : : חצי אחוז לאחוז</text:p>
      <text:p text:style-name="P2">עדיין טאבו. סטטיסטית, בין ה</text:p>
      <text:p text:style-name="P2">מהאוכלוסייה הם א*מיניים, אבל רק כ</text:p>
      <text:p text:style-name="P2">בישראל נחשפו. אנשים לא מ:כאנ;:;הןד;: .</text:p>
      <text:p text:style-name="P2">בפני עצמם - ובטח שלא בפנ</text:p>
      <text:p text:style-name="P2"/>
      <text:p text:style-name="P2">להם דחף מיני. אין לזה לגיטימציה בחברה =</text:p>
      <text:p text:style-name="P2">והרבה אנשים סובלים בשקט",</text:p>
      <text:p text:style-name="P2"/>
      <text:p text:style-name="P2">את מאוד צעירה. אולי זה משהו שיעבור עם</text:p>
      <text:p text:style-name="P2">הגיל?</text:p>
      <text:p text:style-name="P2"/>
      <text:p text:style-name="P2"><text:soft-page-break/>"זה לא משהו חולף. זו מי שאני. אולי יש</text:p>
      <text:p text:style-name="P2">אנשים סביבי שמקווים שזה ישתנה, אני לא</text:p>
      <text:p text:style-name="P2">יודעת. מבחינת ההורים", היא צוחקת, "זה</text:p>
      <text:p text:style-name="P2">כרגע מצוין שהילדה לא עושה סקס - אבל זה</text:p>
      <text:p text:style-name="P2">לא ישתנה".</text:p>
      <text:p text:style-name="P2"/>
      <text:p text:style-name="P2">איזו עצה היית נותנת לנער או נערה במוך,</text:p>
      <text:p text:style-name="P2">בתחילת הדרך?</text:p>
      <text:p text:style-name="P2"/>
      <text:p text:style-name="P2">"לא להיבהל, אבל גם לא למהר להגדיר את</text:p>
      <text:p text:style-name="P2">עצמך. לדעת שגם אם זה נכון - זה לא סוף</text:p>
      <text:p text:style-name="P2">העולם. א*מיניות זו נטייה מינית כמו כל נטייה</text:p>
      <text:p text:style-name="P2">אחרת. יש לה מקום, יש עוד אנשים כמוכם ויש</text:p>
      <text:p text:style-name="P2">מי שיעזור. אם זה בקבוצת הפייסבוק של הא-</text:p>
      <text:p text:style-name="P2">מיניים, בפורום הא'מיניים או בתנועת הנוער</text:p>
      <text:p text:style-name="P2">'איגי לנוער הגאה' שמתחילה להיות מודעת</text:p>
      <text:p text:style-name="P2">לקיומנו. במצעד הגאווה האחרון צעדנו איתם</text:p>
      <text:p text:style-name="P2">כקבוצה נפררת",</text:p>
      <text:p text:style-name="P2"/>
      <text:p text:style-name="P2">יש לנו הפרעה?</text:p>
      <text:p text:style-name="P2"/>
      <text:p text:style-name="P2">קהילת הא'מיניים כוללת, כמובן, גם גברים.</text:p>
      <text:p text:style-name="P2">"אני ההוכחה שהמיתוס שגברים חושבים</text:p>
      <text:p text:style-name="P2"/>
      <text:p text:style-name="P2">כל שבע שניות עַל מין הוא רק מיתוס",</text:p>
      <text:p text:style-name="P2"/>
      <text:p text:style-name="P2">מחייך אוריה בן ברית, איש יח"צ מירושלים,</text:p>
      <text:p text:style-name="P2">שמגדיר עצמו כהומוסקסואל א"מיני דתי,</text:p>
      <text:p text:style-name="P2">"כבר בגיל 10 "דעתי שאני אוהב בנים, אבל</text:p>
      <text:p text:style-name="P2">כילד טוב מבית דתי לא היה לי מושג מה זה</text:p>
      <text:p text:style-name="P2">הומוסקסואל. היו לי התאהבויות קשות בחברים</text:p>
      <text:p text:style-name="P2">ובמורים, ירעתי שיש ב' משהו שונה, אבל לא</text:p>
      <text:p text:style-name="P2">ירעתי להגדיר מהו. מעולם לא הו לי פנטזיות</text:p>
      <text:p text:style-name="P2">מיניות על מושאי ההתאהבות שלי. היום אני</text:p>
      <text:p text:style-name="P2">יורע שהמשיכה לאותם בנים הייתה רומנטית,</text:p>
      <text:p text:style-name="P2">לא מיניות. לא היה לו רחף מיני כלפיהם, כמךץ</text:p>
      <text:p text:style-name="P2">שהיום אין".</text:p>
      <text:p text:style-name="P2"/>
      <text:p text:style-name="P2">ולא היו לך גם התנסויות כאלה?</text:p>
      <text:p text:style-name="P2"/>
      <text:p text:style-name="P2"><text:s/></text:p>
      <text:p text:style-name="P2"/>
      <text:p text:style-name="P2"><text:s/></text:p>
      <text:p text:style-name="P2"/>
      <text:p text:style-name="P2">איילת אניסמן</text:p>
      <text:p text:style-name="P2"/>
      <text:p text:style-name="P2">" במשך תקופה ארוכה</text:p>
      <text:p text:style-name="P2">התעקשותי עזה לא יכול</text:p>
      <text:p text:style-name="P2"><text:soft-page-break/>להיות, שאין דבר סה. הדי לא</text:p>
      <text:p text:style-name="P2">יכול להיות שאני לא נמשכת</text:p>
      <text:p text:style-name="P2">לאף אחד כשוכולם סביבי</text:p>
      <text:p text:style-name="P2">מדברים ומתעסקים בסקס.</text:p>
      <text:p text:style-name="P2">שואותי זה בכלל לא מעניי"</text:p>
      <text:p text:style-name="P2"/>
      <text:p text:style-name="P2">"הסקרנות כן הובילה אותי להתנסויות,</text:p>
      <text:p text:style-name="P2">חקרתי ועברתי דברים שהובילו אותי למסק!</text:p>
      <text:p text:style-name="P2">שזה לא בשבילי. אין לי דחף מיני. אי ל'</text:p>
      <text:p text:style-name="P2">רתיעה מזה, זה לא מגעיל אותי, אבל אני ?"</text:p>
      <text:p text:style-name="P2">צריך את המגע הגופני הזה. זה לא עושה</text:p>
      <text:p text:style-name="P2">שום דבר. כשהכרתי את הקהילה האימיג""</text:p>
      <text:p text:style-name="P2">הבנתי שיש הרבה תחומים אפורים. אני נמ</text:p>
      <text:p text:style-name="P2">בקטגוריה שנקראת דמי-סקסואל, אנש"ם</text:p>
      <text:p text:style-name="P2">שמפתחים משיכה מינית רק לאחרישװצובו .</text:p>
      <text:p text:style-name="P2">קשר והתאהבות, אבל בניגוך לדמי"סקל</text:p>
      <text:p text:style-name="P2">אחרים, אצלי המשיכה נשארת נמוכה ג5</text:p>
      <text:p text:style-name="P2">שנוצר קשר. זו פשוט א"מיניות".</text:p>
      <text:p text:style-name="P2">:־;יה לד קשר זוגי שבלל מין? ס אם נל</text:p>
      <text:p text:style-name="P2">לא משהו שהחויק מעמר. קשה גיזלא מיו</text:p>
      <text:p text:style-name="P2">לזה 'נורמטיבי', להבין שהצר הש! -</text:p>
      <text:p text:style-name="P2">במין, בלי להיפגע ולחשוב שזה בגלל -מם</text:p>
      <text:p text:style-name="P2">להבין שאני יכול לחיות חיים שלמים</text:p>
      <text:p text:style-name="P2">בלי זה. יש זוגות שזה עובר אצלם, ומר 4</text:p>
      <text:p text:style-name="P2">זה לא עבד ואני לא יודע אם זה פעל</text:p>
      <text:p text:style-name="P2"/>
      <text:p text:style-name="P3"><text:s/></text:p>
      <text:p text:style-name="P2"/>
      <text:p text:style-name="P2"><text:s/></text:p>
      <text:p text:style-name="P2"/>
      <text:p text:style-name="P2"><text:s text:c="3"/></text:p>
      <text:p text:style-name="P2"/>
      <text:p text:style-name="P2">שקדזבולוני</text:p>
      <text:p text:style-name="P2"/>
      <text:p text:style-name="P2">"יש מי שאינם מרגישים</text:p>
      <text:p text:style-name="P2">תעווקה ומעויכה, יש מי</text:p>
      <text:p text:style-name="P2">שירגישוו תשווקה, אבל לא</text:p>
      <text:p text:style-name="P2">בעוצמה מספקת ויעו מי</text:p>
      <text:p text:style-name="P2">שירגישו עוררות מינית, אך</text:p>
      <text:p text:style-name="P2">העוררות אינה מתקעורת</text:p>
      <text:p text:style-name="P2">למעויכה לפרטנר מיני"</text:p>
      <text:p text:style-name="P2"/>
      <text:p text:style-name="P2">הא"מיניות מונעת ממך להקים משפחה?</text:p>
      <text:p text:style-name="P2">"אנשים נוטים לחשוב על משפחה במובן</text:p>
      <text:p text:style-name="P2"/>
      <text:p text:style-name="P2">של רווקות או זוגיות, כמו שאנשים חושבים</text:p>
      <text:p text:style-name="P2">עַל מיניות במספרים. כמה זה נורמלי? פעם</text:p>
      <text:p text:style-name="P2">בשבוע? פעמיים? כל יום? אולי פעם בשנה זה</text:p>
      <text:p text:style-name="P2">מספיק? אולי אני לא בן זוג שיחיה איתי?</text:p>
      <text:p text:style-name="P2">יש אנשים שטוב להם יותר עם מעגל חברים</text:p>
      <text:p text:style-name="P2">קרובים, וזה יותר ממשפחה. צריך את הצה</text:p>
      <text:p text:style-name="P2">הרומנטי? אני מאמין שכל אחר צריך למצוא</text:p>
      <text:p text:style-name="P2">מה שטוב לו. אם אמצא בן זוג שחולק את</text:p>
      <text:p text:style-name="P2">השקפת עולמי ויהיה לנו טוב ביחר, נמצא דרך</text:p>
      <text:p text:style-name="P2">ביניים מינית כרי ששנינו נהיה מסופקים",</text:p>
      <text:p text:style-name="P2">היציאה הראשונה של בן ברית מהארון,</text:p>
      <text:p text:style-name="P2">כװמרסקסןאל, הייתה קשה מאוד להוריו,</text:p>
      <text:p text:style-name="P2">"היה בינינו ק`נפל`קט רתי רציני, והייתה</text:p>
      <text:p text:style-name="P2">תקופה שלמשפחה היה קשה לקבל אותי",</text:p>
      <text:p text:style-name="P2">הוא מספר. ואולם את התגובות הקשות יותר</text:p>
      <text:p text:style-name="P2">הוא הופתע לקבל רווקא מחבריו לקהילה</text:p>
      <text:p text:style-name="P2">הלהט"בית. "במקום שציפיתי להתקבל בו</text:p>
      <text:p text:style-name="P2">כמו שאני, לא ממש הבינו אותי. זה נראה</text:p>
      <text:p text:style-name="P2">להם מוזר ולא הגיוני. קיבלתי תגובות כמו</text:p>
      <text:p text:style-name="P2">'איך אתה הומו אם אתה לא רוצה לשכב עַם</text:p>
      <text:p text:style-name="P2">גברים?'. היום יש קצת יותר מודעות, אבל זה</text:p>
      <text:p text:style-name="P2">עַריין מתויג ברוב המקרים כהפרעה. משהו</text:p>
      <text:p text:style-name="P2">שרורש טיפול ולא נטייה מינית - ועַבור</text:p>
      <text:p text:style-name="P2"/>
      <text:p text:style-name="P2"><text:s/></text:p>
      <text:p text:style-name="P2"><text:s/></text:p>
      <text:p text:style-name="P2"/>
      <text:p text:style-name="P2"><text:s/></text:p>
      <text:p text:style-name="P2"/>
      <text:p text:style-name="P2"><text:s/></text:p>
      <text:p text:style-name="P2"><text:soft-page-break/></text:p>
      <text:p text:style-name="P2">48</text:p>
      <text:p text:style-name="P2"/>
      <text:p text:style-name="P2"><text:s text:c="2"/></text:p>
      <text:p text:style-name="P2"/>
      <text:p text:style-name="P2">"אנשים ללא דחף מיני נשלחים לטיבפרללוּפריך</text:p>
      <text:p text:style-name="P2">ומנסים לשנות את מי שהם. יש קושי לה!</text:p>
      <text:p text:style-name="P2">בין אנשים מיניים שעוברים תקופה ללאי</text:p>
      <text:p text:style-name="P2">רחף מיני כתוצאה ממשהו, לאנשים שנולדו</text:p>
      <text:p text:style-name="P2">כמונו, ללא רחף מיני. חייבת להיות הגדרה</text:p>
      <text:p text:style-name="P2">ברורה שתבהיר לחברה שאנחנו לא פגומים,</text:p>
      <text:p text:style-name="P2">ותאפשר למי שמרגיש כמונו להיחשף בלי</text:p>
      <text:p text:style-name="P2">לפחר". : / =</text:p>
      <text:p text:style-name="P2">המשפחה שלך כבר מקבלת אותך בל</text:p>
      <text:p text:style-name="P2">"לא לגמרי ריברתי על זה עִם המשפחה</text:p>
      <text:p text:style-name="P2"/>
      <text:p text:style-name="P2">שלי. היה להם מספיק קשה לקבל אותי</text:p>
      <text:p text:style-name="P2">כהומוסקסואל, אז כרגע הסתפקתי בלהגיר</text:p>
      <text:p text:style-name="P2"/>
      <text:p text:style-name="P2">הסבר לא סקסי</text:p>
      <text:p text:style-name="P2"/>
      <text:p text:style-name="P2">להם שאני לא רוצה ילדים ולא נכנסתי,,</text:p>
      <text:p text:style-name="P2">המין שלי, כאן רווקא יש לי מול כ ""</text:p>
      <text:p text:style-name="P2">ממני הלחץ להתחתן שיש להרבה א,מ,ג'</text:p>
      <text:p text:style-name="P2">מהמשפחות שלהם".</text:p>
      <text:p text:style-name="P2"/>
      <text:p text:style-name="P2">בן ברית, אניסמן ולוין גאים ושלמים</text:p>
      <text:p text:style-name="P2">עם מיניותם, כמו מאות א'מיניים אחוי,</text:p>
      <text:p text:style-name="P2">בישראל. הם התראיינו לכתבה הזאת כרי</text:p>
      <text:p text:style-name="P2">לגרום לא*מיניים נוספים לאזור אומץ</text:p>
      <text:p text:style-name="P2">ולצאת מהארון. מרובר בהרבה מאוד אנשום</text:p>
      <text:p text:style-name="P2">שמתקשים לקום ולומר לעולם המיני</text:p>
      <text:p text:style-name="P2">שסביבם "אנחנו לא רוצים חלק כזה". אולון</text:p>
      <text:p text:style-name="P2">יעזור, אולי לא, אבל בן בריתו אניסמן ולין</text:p>
      <text:p text:style-name="P2">ממש לא מתכוונים לעצור כאן. המאבק הא</text:p>
      <text:p text:style-name="P2">מיני שלהם רק בחיתוליו. 0.</text:p>
      <text:p text:style-name="P2"/>
      <text:p text:style-name="P2"><text:s/></text:p>
      <text:p text:style-name="P2"/>
      <text:p text:style-name="P2">שקד זבולוני, פסיכותרפיסטית ומטפלת מינית, עונה לשלוש שאלות</text:p>
      <text:p text:style-name="P2"/>
      <text:p text:style-name="P2">מפתח בנוגע לא-מיניות</text:p>
      <text:p text:style-name="P2"/>
      <text:p text:style-name="P2">1. מהי ההגדרה המקצועית לא"מיניות?</text:p>
      <text:p text:style-name="P2">"א"מיניות היא הגדרת מיניות</text:p>
      <text:p text:style-name="P2">סוב'יקטיבית של הארם את מיניותו,</text:p>
      <text:p text:style-name="P2">הקהילה הא"מינית מגדירה א'מיניות</text:p>
      <text:p text:style-name="P2">כמצב של חוסר מוטיבציה, עניין או</text:p>
      <text:p text:style-name="P2">תשוקה מינית, חוסר עניין הנובע</text:p>
      <text:p text:style-name="P2"><text:soft-page-break/>ממאפ'יניו של האדם ואינו החלטה</text:p>
      <text:p text:style-name="P2">להתנזר ממין באופן מורע. בהגדרת</text:p>
      <text:p text:style-name="P2">המיניות מודגש שמדובר ברצף: יש מי</text:p>
      <text:p text:style-name="P2">שאינם מרגישים תשוקה ומשיכה, יש מי</text:p>
      <text:p text:style-name="P2"/>
      <text:p text:style-name="P2">שירגישו תשוקה, אבל לא בעוצמה מספקת</text:p>
      <text:p text:style-name="P2"/>
      <text:p text:style-name="P2">שתניע לפעולה, ויש מ' שירגישו עוררות</text:p>
      <text:p text:style-name="P2">מינית, אר העוררות אינה מתקשרת</text:p>
      <text:p text:style-name="P2">למשיכה לפרטגר מיני",</text:p>
      <text:p text:style-name="P2"/>
      <text:p text:style-name="P2">2. בעבר הוגדרח חומוסקסואליות</text:p>
      <text:p text:style-name="P2">בהפרעה, והופישה בספר ההפרעות</text:p>
      <text:p text:style-name="P2">הנפשיות 5. האם הא"מיניות</text:p>
      <text:p text:style-name="P2">מופיעה שם?ל</text:p>
      <text:p text:style-name="P2"/>
      <text:p text:style-name="P2">"במהרורה העדכנית 5* 5ל נוספה</text:p>
      <text:p text:style-name="P2">אבחנה חרשה ביחס לאי תשוקה מינית</text:p>
      <text:p text:style-name="P2">של נשים, המתייחסת לחוסר ענוון</text:p>
      <text:p text:style-name="P2">מיני/עוררות מינית של נשים. אבחנה</text:p>
      <text:p text:style-name="P2"/>
      <text:p text:style-name="P2">זו מעוררת מחלוקת, "ש שיטענו שזהו</text:p>
      <text:p text:style-name="P2">ניסיון להתייחסות מרויקת "ותר למיניות</text:p>
      <text:p text:style-name="P2"/>
      <text:p text:style-name="P2">נשית, ויש שיטענו שנטייה מינית</text:p>
      <text:p text:style-name="P2">מתויגת כאן כהפרעה".</text:p>
      <text:p text:style-name="P2"/>
      <text:p text:style-name="P2">3. איך מבדילים בין א"מיניות בנטייה</text:p>
      <text:p text:style-name="P2">מינית לחוסר עניין מיני הגובע מבעיה</text:p>
      <text:p text:style-name="P2">ודורש טיפול?</text:p>
      <text:p text:style-name="P2"/>
      <text:p text:style-name="P2">"שאלות ביחס לתשוקה ולעוררות מינית</text:p>
      <text:p text:style-name="P2">נפוצות מאור בפנייה לטיפול, ובמרבית</text:p>
      <text:p text:style-name="P2">המקרים לא מתעורר סימן שאלה לגבִי</text:p>
      <text:p text:style-name="P2">האפשרות שמדובר בא"מיניות. האבחנה</text:p>
      <text:p text:style-name="P2">לרוב תתבסס על סמך מצב האי תשוקה יס</text:p>
      <text:p text:style-name="P2">מצבים שבהם חוויית התשוקה והעוררות</text:p>
      <text:p text:style-name="P2">לאורד זמן הן עמומות או לא קיימות,</text:p>
      <text:p text:style-name="P2">במצבים אלה עולה השאלה אם לא מדונ.</text:p>
      <text:p text:style-name="P2">בא"מיניות. חשוב לציין שמרובר בחוויית</text:p>
      <text:p text:style-name="P2">האדם ולא בנתונים ביוגרפיים, כלומר, ל</text:p>
      <text:p text:style-name="P2">אנשים שנחשפים ליחסי מין וּלעָתִים ה'.</text:p>
      <text:p text:style-name="P2">במערכות יחסים ממושכות, אולם תשו?ה</text:p>
      <text:p text:style-name="P2">ומשיכה מצדם לא ממש היו שם, ישנם ג</text:p>
      <text:p text:style-name="P2">מצבים שבהם ארם לא התנסה ביחסי ט;'</text:p>
      <text:p text:style-name="P2">אינו מזהה השתוקקות לכך, אולם מרג</text:p>
      <text:p text:style-name="P2">חסר בגלל נורמות חברתיות. ב</text:p>
      <text:p text:style-name="P2"/>
      <text:p text:style-name="P2">הטיפול מאפשר מסגרת בטוחה, קרונה</text:p>
      <text:p text:style-name="P2"><text:soft-page-break/>וא"נטימית עבור האדם לחקור את מ</text:p>
      <text:p text:style-name="P2">ואת בחירותיו",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21:12:55.071000000</meta:creation-date>
    <dc:date>2023-02-01T20:01:07.922000000</dc:date>
    <meta:editing-duration>PT37M22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0" meta:paragraph-count="340" meta:word-count="1939" meta:character-count="10177" meta:non-whitespace-character-count="8539"/>
  </office:meta>
</office:document-meta>
</file>